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2ed" officeooo:paragraph-rsid="001292ed"/>
    </style:style>
    <style:style style:name="P2" style:family="paragraph" style:parent-style-name="Standard">
      <style:text-properties fo:font-weight="bold" officeooo:rsid="001292ed" officeooo:paragraph-rsid="001292ed" style:font-weight-asian="bold" style:font-weight-complex="bold"/>
    </style:style>
    <style:style style:name="P3" style:family="paragraph" style:parent-style-name="Standard">
      <style:text-properties fo:font-weight="bold" officeooo:rsid="00131741" officeooo:paragraph-rsid="00131741" style:font-weight-asian="bold" style:font-weight-complex="bold"/>
    </style:style>
    <style:style style:name="P4" style:family="paragraph" style:parent-style-name="Standard">
      <style:text-properties fo:font-weight="bold" officeooo:rsid="0013da7e" officeooo:paragraph-rsid="0013da7e" style:font-weight-asian="bold" style:font-weight-complex="bold"/>
    </style:style>
    <style:style style:name="P5" style:family="paragraph" style:parent-style-name="Standard">
      <style:text-properties fo:font-weight="normal" officeooo:rsid="00131741" officeooo:paragraph-rsid="00131741" style:font-weight-asian="normal" style:font-weight-complex="normal"/>
    </style:style>
    <style:style style:name="P6" style:family="paragraph" style:parent-style-name="Standard">
      <style:text-properties fo:font-weight="normal" officeooo:rsid="0013da7e" officeooo:paragraph-rsid="0013da7e" style:font-weight-asian="normal" style:font-weight-complex="normal"/>
    </style:style>
    <style:style style:name="P7" style:family="paragraph" style:parent-style-name="Standard">
      <style:text-properties officeooo:rsid="00131741" officeooo:paragraph-rsid="00131741"/>
    </style:style>
    <style:style style:name="P8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9" style:family="paragraph" style:parent-style-name="Standard">
      <style:text-properties fo:font-weight="bold" officeooo:rsid="0015b7d2" officeooo:paragraph-rsid="0015b7d2" style:font-weight-asian="bold" style:font-weight-complex="bold"/>
    </style:style>
    <style:style style:name="T1" style:family="text">
      <style:text-properties officeooo:rsid="00131741"/>
    </style:style>
    <style:style style:name="T2" style:family="text">
      <style:text-properties officeooo:rsid="0014bd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igital Marketing Site</text:p>
      <text:p text:style-name="P1"/>
      <text:p text:style-name="P2">Header</text:p>
      <text:p text:style-name="P5">Logo</text:p>
      <text:p text:style-name="P5">Links</text:p>
      <text:p text:style-name="P9">Main</text:p>
      <text:p text:style-name="P5">Big arse image</text:p>
      <text:p text:style-name="P5">About</text:p>
      <text:p text:style-name="P2">Services</text:p>
      <text:p text:style-name="P6">SEO</text:p>
      <text:p text:style-name="P6">SEM</text:p>
      <text:p text:style-name="P6">Display advertising</text:p>
      <text:p text:style-name="P6">Social Media Marketing</text:p>
      <text:p text:style-name="P6">Email marketing</text:p>
      <text:p text:style-name="P2">Case Studies</text:p>
      <text:p text:style-name="P5">Make some shit up</text:p>
      <text:p text:style-name="P4">Some shit from the CEO</text:p>
      <text:p text:style-name="P6">Image and description</text:p>
      <text:p text:style-name="P3">Testimonials</text:p>
      <text:p text:style-name="P5">Make some shit up</text:p>
      <text:p text:style-name="P2">Contact</text:p>
      <text:p text:style-name="P5">Name</text:p>
      <text:p text:style-name="P5">Email</text:p>
      <text:p text:style-name="P5">Message</text:p>
      <text:p text:style-name="P2">Footer</text:p>
      <text:p text:style-name="P1">Contact <text:span text:style-name="T1">d</text:span>etails</text:p>
      <text:p text:style-name="P7">Social links <text:span text:style-name="T2">(Facebook, LinkedI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07T01:04:00.941931897</dc:date>
    <meta:editing-duration>PT20M45S</meta:editing-duration>
    <meta:editing-cycles>3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26" meta:word-count="51" meta:character-count="308" meta:non-whitespace-character-count="283"/>
  </office:meta>
</office:document-meta>
</file>